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9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9:02:12.9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27T19:18:52.695000000</dc:date>
    <meta:editing-duration>PT12H57M42S</meta:editing-duration>
    <meta:editing-cycles>40</meta:editing-cycles>
    <meta:generator>LibreOffice/7.6.5.2$Windows_X86_64 LibreOffice_project/38d5f62f85355c192ef5f1dd47c5c0c0c6d6598b</meta:generator>
    <meta:document-statistic meta:table-count="4" meta:cell-count="531" meta:object-count="0"/>
  </office:meta>
</office:document-meta>
</file>